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6.746875cm"/>
    </style:style>
    <style:style style:name="co3" style:family="table-column">
      <style:table-column-properties fo:break-before="auto" style:column-width="12.7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1.825625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General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EC3rev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Description</text:p>
          </table:table-cell>
          <table:table-cell office:value-type="string" table:style-name="ce1">
            <text:p>GBA model with three reaction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i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Km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1/h ([mass of products]/[mass of protein]/h)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rho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e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</text:p>
          </table:table-cell>
          <table:table-cell office:value-type="string" table:style-name="ce1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I</text:p>
          </table:table-cell>
          <table:table-cell office:value-type="string" table:style-name="ce1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Turnover numbers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onditions</text:p>
          </table:table-cell>
          <table:table-cell office:value-type="string" table:style-name="ce1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7" table:default-cell-style-name="ce1"/>
        <table:table-column table:style-name="co8" table:default-cell-style-name="ce2"/>
        <table:table-column table:style-name="co9" table:number-columns-repeated="2" table:default-cell-style-name="ce2"/>
        <table:table-column table:style-name="co4" table:number-columns-repeated="1010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-1" table:style-name="ce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number-rows-repeated="1048571" table:style-name="ro2">
          <table:table-cell table:number-columns-repeated="16384"/>
        </table:table-row>
      </table:table>
      <table:table table:name="K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10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40" table:style-name="ce2">
            <text:p>40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60" table:style-name="ce2">
            <text:p>60</text:p>
          </table:table-cell>
          <table:table-cell office:value-type="float" office:value="8.3000000000000007" table:style-name="ce2">
            <text:p>8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table:style-name="ce1"/>
          <table:table-cell table:number-columns-repeated="3" table:style-name="ce2"/>
          <table:table-cell table:number-columns-repeated="16380"/>
        </table:table-row>
        <table:table-row table:number-rows-repeated="1048569" table:style-name="ro2">
          <table:table-cell table:number-columns-repeated="16384"/>
        </table:table-row>
      </table:table>
      <table:table table:name="KI" table:style-name="ta2">
        <table:table-column table:style-name="co11" table:number-columns-repeated="4" table:default-cell-style-name="ce1"/>
        <table:table-column table:style-name="co6" table:number-columns-repeated="1638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number-rows-repeated="1048571" table:style-name="ro2">
          <table:table-cell table:number-columns-repeated="16384"/>
        </table:table-row>
      </table:table>
      <table:table table:name="kcat" table:style-name="ta1">
        <table:table-column table:style-name="co5" table:default-cell-style-name="ce2"/>
        <table:table-column table:style-name="co12" table:default-cell-style-name="ce2"/>
        <table:table-column table:style-name="co9" table:number-columns-repeated="2" table:default-cell-style-name="ce2"/>
        <table:table-column table:style-name="co4" table:number-columns-repeated="1010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cat_f</text:p>
          </table:table-cell>
          <table:table-cell office:value-type="float" office:value="20" table:style-name="ce2">
            <text:p>20</text:p>
          </table:table-cell>
          <table:table-cell office:value-type="float" office:value="30" table:style-name="ce2">
            <text:p>30</text:p>
          </table:table-cell>
          <table:table-cell office:value-type="float" office:value="4.55" table:style-name="ce2">
            <text:p>4,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cat_b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3">
        <table:table-column table:style-name="co5" table:number-columns-repeated="5" table:default-cell-style-name="ce2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rho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0" table:style-name="ce2">
            <text:p>100</text:p>
          </table:table-cell>
          <table:table-cell office:value-type="float" office:value="71.428571428571431" table:formula="of:=[.B3]/1.4" table:style-name="ce2">
            <text:p>71,42857143</text:p>
          </table:table-cell>
          <table:table-cell office:value-type="float" office:value="51.020408163265309" table:formula="of:=[.C3]/1.4" table:style-name="ce2">
            <text:p>51,02040816</text:p>
          </table:table-cell>
          <table:table-cell office:value-type="float" office:value="36.443148688046648" table:formula="of:=[.D3]/1.4" table:style-name="ce2">
            <text:p>36,44314869</text:p>
          </table:table-cell>
          <table:table-cell office:value-type="float" office:value="26.030820491461892" table:formula="of:=[.E3]/1.4" table:style-name="ce2">
            <text:p>26,03082049</text:p>
          </table:table-cell>
          <table:table-cell office:value-type="float" office:value="18.593443208187068" table:formula="of:=[.F3]/1.4" table:style-name="ce2">
            <text:p>18,59344321</text:p>
          </table:table-cell>
          <table:table-cell office:value-type="float" office:value="13.281030862990765" table:formula="of:=[.G3]/1.4" table:style-name="ce2">
            <text:p>13,28103086</text:p>
          </table:table-cell>
          <table:table-cell office:value-type="float" office:value="9.4864506164219744" table:formula="of:=[.H3]/1.4" table:style-name="ce2">
            <text:p>9,486450616</text:p>
          </table:table-cell>
          <table:table-cell office:value-type="float" office:value="6.7760361545871248" table:formula="of:=[.I3]/1.4" table:style-name="ce2">
            <text:p>6,776036155</text:p>
          </table:table-cell>
          <table:table-cell office:value-type="float" office:value="4.8400258247050898" table:formula="of:=[.J3]/1.4" table:style-name="ce2">
            <text:p>4,840025825</text:p>
          </table:table-cell>
          <table:table-cell office:value-type="float" office:value="3.4571613033607784" table:formula="of:=[.K3]/1.4" table:style-name="ce2">
            <text:p>3,457161303</text:p>
          </table:table-cell>
          <table:table-cell office:value-type="float" office:value="2.4694009309719847" table:formula="of:=[.L3]/1.4" table:style-name="ce2">
            <text:p>2,469400931</text:p>
          </table:table-cell>
          <table:table-cell office:value-type="float" office:value="1.7638578078371321" table:formula="of:=[.M3]/1.4" table:style-name="ce2">
            <text:p>1,763857808</text:p>
          </table:table-cell>
          <table:table-cell office:value-type="float" office:value="1.2598984341693802" table:formula="of:=[.N3]/1.4" table:style-name="ce2">
            <text:p>1,259898434</text:p>
          </table:table-cell>
          <table:table-cell office:value-type="float" office:value="0.89992745297812882" table:formula="of:=[.O3]/1.4" table:style-name="ce2">
            <text:p>0,899927453</text:p>
          </table:table-cell>
          <table:table-cell office:value-type="float" office:value="0.64280532355580633" table:formula="of:=[.P3]/1.4" table:style-name="ce2">
            <text:p>0,642805324</text:p>
          </table:table-cell>
          <table:table-cell office:value-type="float" office:value="0.45914665968271884" table:formula="of:=[.Q3]/1.4" table:style-name="ce2">
            <text:p>0,45914666</text:p>
          </table:table-cell>
          <table:table-cell office:value-type="float" office:value="0.32796189977337065" table:formula="of:=[.R3]/1.4" table:style-name="ce2">
            <text:p>0,3279619</text:p>
          </table:table-cell>
          <table:table-cell office:value-type="float" office:value="0.23425849983812191" table:formula="of:=[.S3]/1.4" table:style-name="ce2">
            <text:p>0,2342585</text:p>
          </table:table-cell>
          <table:table-cell office:value-type="float" office:value="0.16732749988437282" table:formula="of:=[.T3]/1.4" table:style-name="ce2">
            <text:p>0,1673275</text:p>
          </table:table-cell>
          <table:table-cell office:value-type="float" office:value="0.11951964277455202" table:formula="of:=[.U3]/1.4" table:style-name="ce2">
            <text:p>0,119519643</text:p>
          </table:table-cell>
          <table:table-cell office:value-type="float" office:value="8.5371173410394297E-2" table:formula="of:=[.V3]/1.4" table:style-name="ce2">
            <text:p>0,085371173</text:p>
          </table:table-cell>
          <table:table-cell office:value-type="float" office:value="6.0979409578853075E-2" table:formula="of:=[.W3]/1.4" table:style-name="ce2">
            <text:p>0,06097941</text:p>
          </table:table-cell>
          <table:table-cell office:value-type="float" office:value="4.3556721127752197E-2" table:formula="of:=[.X3]/1.4" table:style-name="ce2">
            <text:p>0,043556721</text:p>
          </table:table-cell>
          <table:table-cell office:value-type="float" office:value="3.1111943662680143E-2" table:formula="of:=[.Y3]/1.4" table:style-name="ce2">
            <text:p>0,031111944</text:p>
          </table:table-cell>
          <table:table-cell table:number-columns-repeated="16358"/>
        </table:table-row>
        <table:table-row table:style-name="ro1">
          <table:table-cell table:number-columns-repeated="6" table:style-name="ce2"/>
          <table:table-cell table:number-columns-repeated="16378" table:style-name="ce1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in" fo:margin-bottom="0.5118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2in" fo:margin-left="0.7in" fo:margin-right="0.7in" fo:margin-bottom="0in"/>
      </style:header-style>
      <style:footer-style>
        <style:header-footer-properties fo:min-height="0.2382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dc:title/>
    <dc:description/>
    <dc:subject/>
    <meta:initial-creator>Hugo Dourado</meta:initial-creator>
    <dc:creator>Charles Rocabert</dc:creator>
    <meta:creation-date>2015-06-05T18:19:34Z</meta:creation-date>
    <dc:date>2025-07-11T10:44:10Z</dc:date>
    <meta:editing-cycles>322</meta:editing-cycles>
    <meta:editing-duration>PT44186S</meta:editing-duration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